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inja_level3" table:style-name="ta1">
        <table:table-column table:style-name="co1" table:number-columns-repeated="40" table:default-cell-style-name="Default"/>
        <table:table-row table:style-name="ro1">
          <table:table-cell office:value-type="string" calcext:value-type="string">
            <text:p># Worldcrafter saved map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orldcrafter Save Fil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ile Version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ap_data</text:p>
          </table:table-cell>
          <table:table-cell table:number-columns-repeated="39"/>
        </table:table-row>
        <table:table-row table:style-name="ro1">
          <table:table-cell table:number-columns-repeated="38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6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: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9"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8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l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ck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ter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e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dder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od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ynamite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gleweed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ple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es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al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d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va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ster gen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mantium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nd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mule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lime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one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irder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eeds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lass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lay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icks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ed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huriken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rate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diki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avepoin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nd of Level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arrel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ope</text:p>
          </table:table-cell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19:50:12.195000000</dc:date>
    <meta:editing-duration>PT2M42S</meta:editing-duration>
    <meta:editing-cycles>1</meta:editing-cycles>
    <meta:document-statistic meta:table-count="1" meta:cell-count="1472" meta:object-count="0"/>
    <meta:generator>LibreOffice/5.1.3.2$Windows_x86 LibreOffice_project/644e4637d1d8544fd9f56425bd6cec110e49301b</meta:generator>
  </office:meta>
</office:document-meta>
</file>